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top="0in" fo:margin-bottom="0in" style:contextual-spacing="false"/>
    </style:style>
    <style:style style:name="P10" style:family="paragraph" style:parent-style-name="Text_20_body" style:list-style-name="L7"/>
    <style:style style:name="P11" style:family="paragraph" style:parent-style-name="Text_20_body" style:list-style-name="L7">
      <style:paragraph-properties fo:margin-top="0in" fo:margin-bottom="0in" style:contextual-spacing="false"/>
    </style:style>
    <style:style style:name="P12" style:family="paragraph" style:parent-style-name="Text_20_body">
      <style:text-properties officeooo:rsid="00106464" officeooo:paragraph-rsid="0010646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тчет по лабораторной работе №3 "Базовые растровые алгоритмы"</text:h>
      <text:h text:style-name="Heading_20_2" text:outline-level="2">Введение</text:h>
      <text:p text:style-name="Text_20_body">Целью лабораторной работы было разработать приложение/веб-приложение, демонстрирующее базовые растровые алгоритмы, такие как пошаговый алгоритм, алгоритм Брезенхема, алгоритм Кастла-Питвея. Критериями оценки являлись корректность работы методов, наличие краткого отчета с указанием временных характеристик, а также дружелюбный и удобный интерфейс.</text:p>
      <text:h text:style-name="Heading_20_2" text:outline-level="2">Реализация</text:h>
      <text:h text:style-name="Heading_20_3" text:outline-level="3">Интерфейс</text:h>
      <text:list xml:id="list2390004698" text:style-name="L1">
        <text:list-item>
          <text:p text:style-name="P2">Интерфейс разработан с использованием библиотеки <text:span text:style-name="Source_20_Text">tkinter</text:span>.</text:p>
        </text:list-item>
        <text:list-item>
          <text:p text:style-name="P2">Введены элементы для ввода начальных и конечных координат линии.</text:p>
        </text:list-item>
        <text:list-item>
          <text:p text:style-name="P1">Добавлены кнопки для выбора и запуска соответствующих алгоритмов.</text:p>
        </text:list-item>
      </text:list>
      <text:h text:style-name="Heading_20_3" text:outline-level="3">Алгоритмы</text:h>
      <text:list xml:id="list256011437" text:style-name="L2">
        <text:list-item>
          <text:p text:style-name="P4">Реализованы базовые растровые алгоритмы - Брезенхема и DDA.</text:p>
        </text:list-item>
        <text:list-item>
          <text:p text:style-name="P3">Добавлен алгоритм Кастла-Питвея с возможностью визуализации.</text:p>
        </text:list-item>
      </text:list>
      <text:h text:style-name="Heading_20_3" text:outline-level="3">Пошаговая визуализация</text:h>
      <text:list xml:id="list2698683127" text:style-name="L3">
        <text:list-item>
          <text:p text:style-name="P5">Реализована возможность пошаговой визуализации алгоритмов Брезенхема и DDA.</text:p>
        </text:list-item>
      </text:list>
      <text:h text:style-name="Heading_20_3" text:outline-level="3">Сглаживание линий</text:h>
      <text:list xml:id="list2418754861" text:style-name="L4">
        <text:list-item>
          <text:p text:style-name="P6">Добавлена визуализация сглаженных линий для обоих базовых алгоритмов.</text:p>
        </text:list-item>
      </text:list>
      <text:h text:style-name="Heading_20_3" text:outline-level="3">Отображение времени выполнения</text:h>
      <text:list xml:id="list1100830433" text:style-name="L5">
        <text:list-item>
          <text:p text:style-name="P7">Выводится время выполнения для каждого алгоритма.</text:p>
        </text:list-item>
      </text:list>
      <text:h text:style-name="Heading_20_2" text:outline-level="2">Задания на дополнительные баллы</text:h>
      <text:list xml:id="list3041411728" text:style-name="L6">
        <text:list-item>
          <text:p text:style-name="P8"><text:span text:style-name="Strong_20_Emphasis">Алгоритм Кастла-Питвея</text:span></text:p>
          <text:list>
            <text:list-item>
              <text:p text:style-name="P9">Реализован алгоритм Кастла-Питвея с использованием параметрического представления кривой Безье.</text:p>
            </text:list-item>
          </text:list>
        </text:list-item>
        <text:list-item>
          <text:p text:style-name="P8"><text:span text:style-name="Strong_20_Emphasis">Визуализация сглаженных линий</text:span></text:p>
          <text:list>
            <text:list-item>
              <text:p text:style-name="P8">Добавлена возможность визуализации сглаженных линий для алгоритмов Брезенхема и DDA.</text:p>
            </text:list-item>
          </text:list>
        </text:list-item>
      </text:list>
      <text:h text:style-name="Heading_20_2" text:outline-level="2"><text:soft-page-break/>Заключение</text:h>
      <text:p text:style-name="Text_20_body">Лабораторная работа выполнена успешно. Реализованный интерфейс обеспечивает удобство использования, а визуализация алгоритмов позволяет легко наблюдать их работу. Время выполнения алгоритмов приемлемо для задачи визуализации. Дополнительные баллы за реализацию алгоритма Кастла-Питвея и визуализацию сглаженных линий демонстрируют глубокое понимание темы.</text:p>
      <text:h text:style-name="Heading_20_2" text:outline-level="2">Возможные улучшения</text:h>
      <text:list xml:id="list1962750533" text:style-name="L7">
        <text:list-item>
          <text:p text:style-name="P11">Добавление проверок на корректность вводимых данных.</text:p>
        </text:list-item>
        <text:list-item>
          <text:p text:style-name="P11">Расширение возможностей алгоритмов с использованием различных параметров.</text:p>
        </text:list-item>
        <text:list-item>
          <text:p text:style-name="P10">Оптимизация времени выполнения для больших объемов данных.</text:p>
        </text:list-item>
      </text:list>
      <text:h text:style-name="Heading_20_2" text:outline-level="2"/>
      <text:p text:style-name="P12">Семёнов Михаил</text:p>
      <text:p text:style-name="P12">04.11.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3T12:09:50.130123835</dc:date>
    <meta:editing-duration>PT23S</meta:editing-duration>
    <meta:editing-cycles>1</meta:editing-cycles>
    <meta:document-statistic meta:table-count="0" meta:image-count="0" meta:object-count="0" meta:page-count="2" meta:paragraph-count="30" meta:word-count="222" meta:character-count="1883" meta:non-whitespace-character-count="1706"/>
  </office:meta>
</office:document-meta>
</file>